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8000000C9C0417705.png" manifest:media-type=""/>
  <manifest:file-entry manifest:full-path="Pictures/100000000000015800000057024809BE.png" manifest:media-type=""/>
  <manifest:file-entry manifest:full-path="Pictures/10000000000000B900000079B99C6277.png" manifest:media-type=""/>
  <manifest:file-entry manifest:full-path="Pictures/10000000000000C80000006AE30611EF.png" manifest:media-type=""/>
  <manifest:file-entry manifest:full-path="Pictures/100000000000020C00000132561F09D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text-align="center" style:justify-single-word="false" fo:text-indent="0.594cm" style:auto-text-indent="false"/>
    </style:style>
    <style:style style:name="P2" style:family="paragraph" style:parent-style-name="Standard">
      <style:paragraph-properties fo:margin-left="0cm" fo:margin-right="0cm" fo:text-align="center" style:justify-single-word="false" fo:text-indent="0.594cm" style:auto-text-indent="false"/>
      <style:text-properties fo:font-size="16pt" fo:font-weight="bold" style:font-size-asian="16pt" style:font-weight-asian="bold" style:font-size-complex="16pt" style:font-weight-complex="bold"/>
    </style:style>
    <style:style style:name="P3"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4"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officeooo:paragraph-rsid="0043d1ca" style:font-size-asian="12pt" style:font-weight-asian="normal" style:font-size-complex="12pt" style:font-weight-complex="normal"/>
    </style:style>
    <style:style style:name="P5"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8" style:family="paragraph" style:parent-style-name="Standard">
      <style:paragraph-properties fo:margin-left="0cm" fo:margin-right="0cm" fo:text-align="center" style:justify-single-word="false" fo:text-indent="0.557cm" style:auto-text-indent="false"/>
      <style:text-properties style:font-name="Times New Roman" fo:font-size="14pt" fo:language="ru" fo:country="RU" fo:font-weight="bold" style:font-size-asian="14pt" style:font-weight-asian="bold" style:font-size-complex="14pt" style:font-weight-complex="bold"/>
    </style:style>
    <style:style style:name="P9" style:family="paragraph" style:parent-style-name="Standard">
      <style:paragraph-properties fo:margin-left="0cm" fo:margin-right="0cm" fo:text-align="center" style:justify-single-word="false" fo:text-indent="0.557cm" style:auto-text-indent="false"/>
      <style:text-properties style:font-name="Times New Roman" fo:font-size="14pt" fo:font-weight="bold" style:font-size-asian="14pt" style:font-weight-asian="bold" style:font-size-complex="14pt" style:font-weight-complex="bold"/>
    </style:style>
    <style:style style:name="P10" style:family="paragraph" style:parent-style-name="Standard">
      <style:paragraph-properties fo:margin-left="0cm" fo:margin-right="0cm" fo:text-align="start" style:justify-single-word="false" fo:text-indent="0.557cm" style:auto-text-indent="false"/>
    </style:style>
    <style:style style:name="P11"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font-weight="bold" style:font-weight-asian="bold" style:font-weight-complex="bold"/>
    </style:style>
    <style:style style:name="P12"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style:font-weight-asian="normal" style:font-weight-complex="normal"/>
    </style:style>
    <style:style style:name="P13"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159e85" style:font-weight-asian="normal" style:font-weight-complex="normal"/>
    </style:style>
    <style:style style:name="P14"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163f67" style:font-weight-asian="normal" style:font-weight-complex="normal"/>
    </style:style>
    <style:style style:name="P15"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1d0793" style:font-weight-asian="normal" style:font-weight-complex="normal"/>
    </style:style>
    <style:style style:name="P1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20feeb" style:font-weight-asian="normal" style:font-weight-complex="normal"/>
    </style:style>
    <style:style style:name="P17"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34476c" style:font-weight-asian="normal" style:font-weight-complex="normal"/>
    </style:style>
    <style:style style:name="P18"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36d6c2" style:font-weight-asian="normal" style:font-weight-complex="normal"/>
    </style:style>
    <style:style style:name="P19"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42e8d5" style:font-weight-asian="normal" style:font-weight-complex="normal"/>
    </style:style>
    <style:style style:name="P20"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language="ru" fo:country="RU" fo:font-weight="normal" style:font-weight-asian="normal" style:font-weight-complex="normal"/>
    </style:style>
    <style:style style:name="P21"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20feeb" officeooo:paragraph-rsid="0020feeb" style:font-weight-asian="normal" style:font-weight-complex="normal"/>
    </style:style>
    <style:style style:name="P22"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3d3a05" officeooo:paragraph-rsid="003d3a05" style:font-weight-asian="normal" style:font-weight-complex="normal"/>
    </style:style>
    <style:style style:name="P23"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41bd28" officeooo:paragraph-rsid="0041bd28" style:font-weight-asian="normal" style:font-weight-complex="normal"/>
    </style:style>
    <style:style style:name="P24"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4c9950" officeooo:paragraph-rsid="004c9950" style:font-weight-asian="normal" style:font-weight-complex="normal"/>
    </style:style>
    <style:style style:name="P25"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language="ru" fo:country="RU" fo:font-weight="bold" style:font-weight-asian="bold" style:font-weight-complex="bold"/>
    </style:style>
    <style:style style:name="P2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bold" style:font-weight-asian="bold" style:font-weight-complex="bold"/>
    </style:style>
    <style:style style:name="P27"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style:font-weight-asian="normal" style:font-weight-complex="normal"/>
    </style:style>
    <style:style style:name="P28"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272ee4" style:font-weight-asian="normal" style:font-weight-complex="normal"/>
    </style:style>
    <style:style style:name="P29"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32f1b" style:font-weight-asian="normal" style:font-weight-complex="normal"/>
    </style:style>
    <style:style style:name="P30"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551b2" style:font-weight-asian="normal" style:font-weight-complex="normal"/>
    </style:style>
    <style:style style:name="P31"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5dca9" style:font-weight-asian="normal" style:font-weight-complex="normal"/>
    </style:style>
    <style:style style:name="P32"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90fe9" style:font-weight-asian="normal" style:font-weight-complex="normal"/>
    </style:style>
    <style:style style:name="P33"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d3a05" style:font-weight-asian="normal" style:font-weight-complex="normal"/>
    </style:style>
    <style:style style:name="P34"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dce98" style:font-weight-asian="normal" style:font-weight-complex="normal"/>
    </style:style>
    <style:style style:name="P35"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49cf0e" style:font-weight-asian="normal" style:font-weight-complex="normal"/>
    </style:style>
    <style:style style:name="P3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rsid="003d3a05" officeooo:paragraph-rsid="003d3a05" style:font-weight-asian="normal" style:font-weight-complex="normal"/>
    </style:style>
    <style:style style:name="P37"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rsid="004c9950" officeooo:paragraph-rsid="004c9950" style:font-weight-asian="normal" style:font-weight-complex="normal"/>
    </style:style>
    <style:style style:name="P38"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language="en" fo:country="US" fo:font-weight="bold" style:font-weight-asian="bold" style:font-weight-complex="bold"/>
    </style:style>
    <style:style style:name="P39"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bold" style:font-weight-asian="bold" style:font-weight-complex="bold"/>
    </style:style>
    <style:style style:name="P40"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language="en" fo:country="US" fo:font-weight="bold" officeooo:rsid="004c9950" officeooo:paragraph-rsid="004c9950" style:font-weight-asian="bold" style:font-weight-complex="bold"/>
    </style:style>
    <style:style style:name="P41"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color="#000000" style:font-name="Times New Roman" fo:font-size="12pt" fo:language="ru" fo:country="RU" fo:font-weight="normal" style:font-size-asian="12pt" style:font-weight-asian="normal" style:font-size-complex="12pt" style:font-weight-complex="normal"/>
    </style:style>
    <style:style style:name="P42"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color="#000000" style:font-name="Times New Roman" fo:font-size="14pt" fo:language="ru" fo:country="RU" fo:font-weight="bold" style:font-size-asian="14pt" style:font-weight-asian="bold" style:font-size-complex="14pt" style:font-weight-complex="bold"/>
    </style:style>
    <style:style style:name="P43"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color="#ff0000" style:font-name="Times New Roman" fo:font-size="12pt" fo:language="ru" fo:country="RU" fo:font-weight="normal" style:font-size-asian="12pt" style:font-weight-asian="normal" style:font-size-complex="12pt" style:font-weight-complex="normal"/>
    </style:style>
    <style:style style:name="P44"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color="#ff0000" style:font-name="Times New Roman" fo:font-size="16pt" fo:language="ru" fo:country="RU" fo:font-weight="bold" officeooo:paragraph-rsid="002c9d4f" style:font-size-asian="16pt" style:font-weight-asian="bold" style:font-size-complex="16pt" style:font-weight-complex="bold"/>
    </style:style>
    <style:style style:name="P45" style:family="paragraph" style:parent-style-name="Default_20_Text">
      <style:paragraph-properties fo:margin-left="0cm" fo:margin-right="0cm" fo:text-align="justify" style:justify-single-word="false" fo:text-indent="0.557cm" style:auto-text-indent="false" fo:background-color="#ffffff">
        <style:background-image/>
      </style:paragraph-properties>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4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7" style:family="paragraph" style:parent-style-name="Table_20_Contents">
      <style:paragraph-properties fo:text-align="center" style:justify-single-word="false"/>
      <style:text-properties fo:language="en" fo:country="US"/>
    </style:style>
    <style:style style:name="P48"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49" style:family="paragraph" style:parent-style-name="Table_20_Contents">
      <style:paragraph-properties fo:text-align="justify" style:justify-single-word="false"/>
      <style:text-properties fo:language="ru" fo:country="RU"/>
    </style:style>
    <style:style style:name="P50" style:family="paragraph" style:parent-style-name="Table_20_Contents">
      <style:paragraph-properties fo:text-align="center" style:justify-single-word="false"/>
      <style:text-properties fo:language="ru" fo:country="RU"/>
    </style:style>
    <style:style style:name="P51" style:family="paragraph" style:parent-style-name="Table_20_Contents">
      <style:paragraph-properties fo:text-align="center" style:justify-single-word="false"/>
    </style:style>
    <style:style style:name="P52" style:family="paragraph" style:parent-style-name="Table_20_Contents">
      <style:paragraph-properties fo:text-align="center" style:justify-single-word="false"/>
      <style:text-properties fo:font-weight="normal" style:font-weight-asian="normal" style:font-weight-complex="normal"/>
    </style:style>
    <style:style style:name="P53" style:family="paragraph" style:parent-style-name="Standard">
      <style:paragraph-properties fo:margin-left="0cm" fo:margin-right="0cm" fo:text-align="justify" style:justify-single-word="false" fo:text-indent="0cm" style:auto-text-indent="false" fo:background-color="#ffffff">
        <style:background-image/>
      </style:paragraph-properties>
      <style:text-properties fo:language="ru" fo:country="RU" fo:font-weight="normal" style:font-weight-asian="normal" style:font-weight-complex="normal"/>
    </style:style>
    <style:style style:name="P54"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language="ru" fo:country="RU" fo:font-weight="normal" style:font-weight-asian="normal" style:font-weight-complex="normal"/>
    </style:style>
    <style:style style:name="P55"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officeooo:rsid="0053add4" officeooo:paragraph-rsid="0043d1ca" style:font-size-asian="12pt" style:font-weight-asian="normal" style:font-size-complex="12pt" style:font-weight-complex="normal"/>
    </style:style>
    <style:style style:name="P56"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officeooo:rsid="0053add4" officeooo:paragraph-rsid="0053add4" style:font-size-asian="12pt" style:font-weight-asian="normal" style:font-size-complex="12pt" style:font-weight-complex="normal"/>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language="en" fo:country="US" fo:font-weight="normal" officeooo:rsid="004a9a87" style:font-weight-asian="normal" style:font-weight-complex="normal"/>
    </style:style>
    <style:style style:name="T5" style:family="text">
      <style:text-properties fo:language="en" fo:country="US" officeooo:rsid="00159e85"/>
    </style:style>
    <style:style style:name="T6" style:family="text">
      <style:text-properties fo:language="en" fo:country="US" officeooo:rsid="001d0793"/>
    </style:style>
    <style:style style:name="T7" style:family="text">
      <style:text-properties fo:language="en" fo:country="US" officeooo:rsid="0020feeb"/>
    </style:style>
    <style:style style:name="T8" style:family="text">
      <style:text-properties fo:language="en" fo:country="US" officeooo:rsid="002c9d4f"/>
    </style:style>
    <style:style style:name="T9" style:family="text">
      <style:text-properties fo:language="en" fo:country="US" officeooo:rsid="0034476c"/>
    </style:style>
    <style:style style:name="T10" style:family="text">
      <style:text-properties fo:language="en" fo:country="US" officeooo:rsid="00390fe9"/>
    </style:style>
    <style:style style:name="T11" style:family="text">
      <style:text-properties fo:language="en" fo:country="US" officeooo:rsid="0041bd28"/>
    </style:style>
    <style:style style:name="T12" style:family="text">
      <style:text-properties fo:language="en" fo:country="US" officeooo:rsid="0042e8d5"/>
    </style:style>
    <style:style style:name="T13" style:family="text">
      <style:text-properties fo:language="en" fo:country="US" officeooo:rsid="004606bc"/>
    </style:style>
    <style:style style:name="T14" style:family="text">
      <style:text-properties fo:language="en" fo:country="US" officeooo:rsid="004c9950"/>
    </style:style>
    <style:style style:name="T15" style:family="text">
      <style:text-properties fo:language="en" fo:country="US" officeooo:rsid="004cf89c"/>
    </style:style>
    <style:style style:name="T16" style:family="text">
      <style:text-properties fo:language="en" fo:country="US" officeooo:rsid="004dbca5"/>
    </style:style>
    <style:style style:name="T17" style:family="text">
      <style:text-properties fo:language="en" fo:country="US" officeooo:rsid="0052186f"/>
    </style:style>
    <style:style style:name="T18" style:family="text">
      <style:text-properties fo:language="ru" fo:country="RU"/>
    </style:style>
    <style:style style:name="T19" style:family="text">
      <style:text-properties fo:language="ru" fo:country="RU" fo:font-weight="normal" style:font-weight-asian="normal" style:font-weight-complex="normal"/>
    </style:style>
    <style:style style:name="T20" style:family="text">
      <style:text-properties fo:language="ru" fo:country="RU" officeooo:rsid="00196684"/>
    </style:style>
    <style:style style:name="T21" style:family="text">
      <style:text-properties fo:language="ru" fo:country="RU" officeooo:rsid="00272ee4"/>
    </style:style>
    <style:style style:name="T22" style:family="text">
      <style:text-properties fo:language="ru" fo:country="RU" officeooo:rsid="003287ea"/>
    </style:style>
    <style:style style:name="T23" style:family="text">
      <style:text-properties fo:language="ru" fo:country="RU" officeooo:rsid="00332f1b"/>
    </style:style>
    <style:style style:name="T24" style:family="text">
      <style:text-properties fo:language="ru" fo:country="RU" officeooo:rsid="00390fe9"/>
    </style:style>
    <style:style style:name="T25" style:family="text">
      <style:text-properties fo:language="ru" fo:country="RU" officeooo:rsid="003bb459"/>
    </style:style>
    <style:style style:name="T26" style:family="text">
      <style:text-properties fo:language="ru" fo:country="RU" officeooo:rsid="003d3a05"/>
    </style:style>
    <style:style style:name="T27" style:family="text">
      <style:text-properties fo:language="ru" fo:country="RU" officeooo:rsid="0043d1ca"/>
    </style:style>
    <style:style style:name="T28" style:family="text">
      <style:text-properties fo:language="ru" fo:country="RU" officeooo:rsid="005000be"/>
    </style:style>
    <style:style style:name="T29" style:family="text">
      <style:text-properties fo:language="ru" fo:country="RU" officeooo:rsid="0051a8f9"/>
    </style:style>
    <style:style style:name="T30" style:family="text">
      <style:text-properties fo:color="#000000" style:font-name="Times New Roman" fo:font-size="12pt" fo:language="en" fo:country="US" style:font-size-asian="12pt" style:font-size-complex="12pt"/>
    </style:style>
    <style:style style:name="T31" style:family="text">
      <style:text-properties fo:font-weight="bold" style:font-weight-asian="bold" style:font-weight-complex="bold"/>
    </style:style>
    <style:style style:name="T32" style:family="text">
      <style:text-properties fo:font-weight="bold" officeooo:rsid="00272ee4" style:font-weight-asian="bold" style:font-weight-complex="bold"/>
    </style:style>
    <style:style style:name="T33" style:family="text">
      <style:text-properties fo:font-weight="normal" style:font-weight-asian="normal" style:font-weight-complex="normal"/>
    </style:style>
    <style:style style:name="T34" style:family="text">
      <style:text-properties fo:font-weight="normal" officeooo:rsid="0041bd28" style:font-weight-asian="normal" style:font-weight-complex="normal"/>
    </style:style>
    <style:style style:name="T35" style:family="text">
      <style:text-properties fo:font-weight="normal" officeooo:rsid="004a9a87" style:font-weight-asian="normal" style:font-weight-complex="normal"/>
    </style:style>
    <style:style style:name="T36" style:family="text">
      <style:text-properties style:font-name="Times New Roman" fo:font-size="12pt" fo:font-weight="normal" style:font-size-asian="12pt" style:font-weight-asian="normal" style:font-size-complex="12pt" style:font-weight-complex="normal"/>
    </style:style>
    <style:style style:name="T37" style:family="text">
      <style:text-properties officeooo:rsid="00159e85"/>
    </style:style>
    <style:style style:name="T38" style:family="text">
      <style:text-properties officeooo:rsid="00163f67"/>
    </style:style>
    <style:style style:name="T39" style:family="text">
      <style:text-properties officeooo:rsid="0016f818"/>
    </style:style>
    <style:style style:name="T40" style:family="text">
      <style:text-properties officeooo:rsid="001d0793"/>
    </style:style>
    <style:style style:name="T41" style:family="text">
      <style:text-properties officeooo:rsid="0020feeb"/>
    </style:style>
    <style:style style:name="T42" style:family="text">
      <style:text-properties officeooo:rsid="00272ee4"/>
    </style:style>
    <style:style style:name="T43" style:family="text">
      <style:text-properties officeooo:rsid="002c9d4f"/>
    </style:style>
    <style:style style:name="T44" style:family="text">
      <style:text-properties officeooo:rsid="002eb128"/>
    </style:style>
    <style:style style:name="T45" style:family="text">
      <style:text-properties officeooo:rsid="00332f1b"/>
    </style:style>
    <style:style style:name="T46" style:family="text">
      <style:text-properties officeooo:rsid="0034476c"/>
    </style:style>
    <style:style style:name="T47" style:family="text">
      <style:text-properties officeooo:rsid="0035dca9"/>
    </style:style>
    <style:style style:name="T48" style:family="text">
      <style:text-properties officeooo:rsid="00390fe9"/>
    </style:style>
    <style:style style:name="T49" style:family="text">
      <style:text-properties officeooo:rsid="003bb459"/>
    </style:style>
    <style:style style:name="T50" style:family="text">
      <style:text-properties officeooo:rsid="003ce742"/>
    </style:style>
    <style:style style:name="T51" style:family="text">
      <style:text-properties officeooo:rsid="003d3a05"/>
    </style:style>
    <style:style style:name="T52" style:family="text">
      <style:text-properties officeooo:rsid="00405d83"/>
    </style:style>
    <style:style style:name="T53" style:family="text">
      <style:text-properties officeooo:rsid="0041bd28"/>
    </style:style>
    <style:style style:name="T54" style:family="text">
      <style:text-properties officeooo:rsid="0043d1ca"/>
    </style:style>
    <style:style style:name="T55" style:family="text">
      <style:text-properties officeooo:rsid="004cf89c"/>
    </style:style>
    <style:style style:name="T56" style:family="text">
      <style:text-properties officeooo:rsid="004dbca5"/>
    </style:style>
    <style:style style:name="T57" style:family="text">
      <style:text-properties officeooo:rsid="004e7c16"/>
    </style:style>
    <style:style style:name="T58" style:family="text">
      <style:text-properties officeooo:rsid="004fbdaa"/>
    </style:style>
    <style:style style:name="T59" style:family="text">
      <style:text-properties officeooo:rsid="0051396e"/>
    </style:style>
    <style:style style:name="T60" style:family="text">
      <style:text-properties officeooo:rsid="0052186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Описание сервис прошивки <text:span text:style-name="T18">«</text:span><text:span text:style-name="T1">EVO Reset Service</text:span><text:span text:style-name="T18">» </text:span><text:span text:style-name="T1">v 0.</text:span><text:span text:style-name="T18">5</text:span><text:span text:style-name="T14">4</text:span><text:span text:style-name="T29">а</text:span></text:p>
      <text:p text:style-name="P10"><text:a xlink:type="simple" xlink:href="#Системные требования"><text:span text:style-name="T36"/></text:a></text:p>
      <text:p text:style-name="P8">Содержание</text:p>
      <text:p text:style-name="P10"><text:a xlink:type="simple" xlink:href="#Системные требования"><text:span text:style-name="T36">Системные требования</text:span></text:a></text:p>
      <text:p text:style-name="P10"><text:a xlink:type="simple" xlink:href="#ПРЕДУПРЕЖДЕНИЯ">ПРЕДУПРЕЖДЕНИЯ</text:a></text:p>
      <text:p text:style-name="P10"><text:a xlink:type="simple" xlink:href="#Клавиши управления">Клавиши управления</text:a></text:p>
      <text:p text:style-name="P10"><text:a xlink:type="simple" xlink:href="#Кнопки клавиатуры+RESET">Кнопки клавиатуры+RESET</text:a></text:p>
      <text:p text:style-name="P10"><text:a xlink:type="simple" xlink:href="#Управление в основном меню">Управление в основном меню</text:a></text:p>
      <text:p text:style-name="P10"><text:a xlink:type="simple" xlink:href="#Горячие клавиши главного меню">Горячие клавиши главного меню</text:a></text:p>
      <text:p text:style-name="P10"><text:a xlink:type="simple" xlink:href="#Горячие клавиши меню «Service»">Горячие клавиши меню «Service»</text:a></text:p>
      <text:p text:style-name="P10"><text:a xlink:type="simple" xlink:href="#Setup"><text:span text:style-name="T18">Setup</text:span></text:a></text:p>
      <text:p text:style-name="P10"><text:a xlink:type="simple" xlink:href="#File browser">File browser</text:a></text:p>
      <text:p text:style-name="P10"><text:a xlink:type="simple" xlink:href="#Автомонтирование TRD образов">Автомонтирование TRD образов</text:a></text:p>
      <text:p text:style-name="P10"><text:a xlink:type="simple" xlink:href="#Обновление FLASH ROM"><text:span text:style-name="T36">Обновление FLASH ROM</text:span></text:a></text:p>
      <text:p text:style-name="P10"><text:a xlink:type="simple" xlink:href="#Изменение шрифта для текстового видео режима"><text:span text:style-name="T36">Изменение шрифта для текстового видео режима</text:span></text:a></text:p>
      <text:p text:style-name="P10"><text:a xlink:type="simple" xlink:href="#Выбор альтернативных прошивок">Выбор альтернативных прошивок</text:a></text:p>
      <text:p text:style-name="P10"><text:a xlink:type="simple" xlink:href="#Выбор TRD">Выбор TRD, SCL и FDI образов</text:a></text:p>
      <text:p text:style-name="P10"><text:a xlink:type="simple" xlink:href="#Загрузка с ленты и ее эмуляция">Загрузка с ленты и ее эмуляция</text:a></text:p>
      <text:p text:style-name="P10"><text:a xlink:type="simple" xlink:href="#Запуск HOBETA и SPG файлов">Запуск HOBETA и SPG файлов</text:a></text:p>
      <text:p text:style-name="P10"><text:a xlink:type="simple" xlink:href="#Состояние памяти при запуске HOBETA файлов">Состояние памяти при запуске HOBETA файлов</text:a></text:p>
      <text:p text:style-name="P10"><text:a xlink:type="simple" xlink:href="#Редактор ячеек CMOS">Редактор ячеек CMOS</text:a></text:p>
      <text:p text:style-name="P10"><text:a xlink:type="simple" xlink:href="#Тестирование PC клавиатуры">Тестирование PC клавиатуры</text:a></text:p>
      <text:p text:style-name="P10"><text:a xlink:type="simple" xlink:href="#Кнопка Magic">Кнопка Magic</text:a></text:p>
      <text:p text:style-name="P10"><text:a xlink:type="simple" xlink:href="#Режим ATM CPM" office:name="Режим ATM CP/M"><text:span text:style-name="T58">Режим ATM CP/M</text:span></text:a></text:p>
      <text:p text:style-name="P10"><text:a xlink:type="simple" xlink:href="#Часы и CMOS">Часы и CMOS</text:a></text:p>
      <text:p text:style-name="P10"><text:a xlink:type="simple" xlink:href="#Формат RAM диска">Формат RAM диска</text:a></text:p>
      <text:p text:style-name="P10"/>
      <text:p text:style-name="P9">Системные требования</text:p>
      <text:p text:style-name="P7"/>
      <text:p text:style-name="P5"><text:span text:style-name="T18">Только</text:span> <text:bookmark-start text:name="Системные требования"/>P<text:bookmark-end text:name="Системные требования"/>entEvo <text:span text:style-name="T18">4Мб</text:span>;</text:p>
      <text:p text:style-name="P6">контроллер <text:span text:style-name="T1">TR-DOS </text:span><text:span text:style-name="T18">с прошивкой </text:span><text:span text:style-name="T1">EVO-DOS </text:span><text:span text:style-name="T18">или любой версией </text:span><text:span text:style-name="T1">TR-DOS;</text:span></text:p>
      <text:p text:style-name="P7">поддерживается загрузка с:</text:p>
      <text:p text:style-name="P7"><text:tab/><text:tab/>дисковода с дискетой в формате <text:span text:style-name="T1">TR-DOS</text:span>;</text:p>
      <text:p text:style-name="P7"><text:tab/><text:tab/><text:span text:style-name="T1">c SD </text:span>карты <text:span text:style-name="T1">NeoGS </text:span>отформатированная в <text:span text:style-name="T1">FAT;</text:span></text:p>
      <text:p text:style-name="P5"><text:span text:style-name="T18"><text:tab/><text:tab/>с </text:span>SD <text:span text:style-name="T18">карты </text:span>Z-контроллера <text:span text:style-name="T18">(на </text:span>PentEvo <text:span text:style-name="T18">интегрирована</text:span>) <text:span text:style-name="T18">отформатированная в </text:span>FAT;</text:p>
      <text:p text:style-name="P5"><text:tab/><text:tab/><text:span text:style-name="T18">с винчестера подключенного </text:span>по схеме Nemo отформатированн<text:span text:style-name="T18">ый в </text:span>FAT<text:span text:style-name="T18">.</text:span></text:p>
      <text:p text:style-name="P5"/>
      <text:p text:style-name="P5"/>
      <text:p text:style-name="P46"><text:bookmark-start text:name="ПРЕДУПРЕЖДЕНИЯ"/>ПРЕДУПРЕЖДЕНИЯ<text:bookmark-end text:name="ПРЕДУПРЕЖДЕНИЯ"/></text:p>
      <text:p text:style-name="P3">----------------------------------------------------------------<text:span text:style-name="T18">----------------------</text:span>---------------<text:span text:style-name="T18">------------------------</text:span></text:p>
      <text:p text:style-name="P3"/>
      <text:p text:style-name="P44"><text:span text:style-name="T43">Для возврата к основной прошивке необходимо нажать и удерживать клавишу «0» и произвести сброс (клавишей </text:span><text:span text:style-name="T8">F12)</text:span><text:span text:style-name="T43">, после чего отпустить клавишу «0».</text:span></text:p>
      <text:p text:style-name="P56">TR-DOS 6.12E <text:span text:style-name="T18">входящий в состав </text:span>Gluk Reset Service <text:span text:style-name="T18">начиная с версии </text:span>EVO Reset Service 0.54 <text:span text:style-name="T18">имеет доступ рамдиску основной прошивки </text:span>(<text:span text:style-name="T18">не к примонтированным образам).</text:span></text:p>
      <text:p text:style-name="P55">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3"><text:soft-page-break/>File browser <text:span text:style-name="T18">показывает только найденные директории и файлы </text:span>c <text:span text:style-name="T18">расширениями </text:span>TRD, SCL, FDI, TAP, $C, SPG<text:span text:style-name="T18">, </text:span>FNT <text:span text:style-name="T18">и количеством не более 2048 штук. При большем количестве будут показаны только первые 2048 директорий/файлов.</text:span></text:p>
      <text:p text:style-name="P4"><text:span text:style-name="T27">Образы </text:span><text:span text:style-name="T54">TRD </text:span><text:span text:style-name="T27">могут быть загружены в рам диск или примонтированы, образы </text:span><text:span text:style-name="T54">FDI </text:span><text:span text:style-name="T27">и</text:span><text:span text:style-name="T54"> SCL </text:span><text:span text:style-name="T27">всегда </text:span><text:span text:style-name="T28">только</text:span><text:span text:style-name="T27"> загружаются в рам диск.</text:span></text:p>
      <text:p text:style-name="P43">После обновления содержимого <text:span text:style-name="T1">FlashROM </text:span>рекомендуется нажать кнопку сброс!</text:p>
      <text:p text:style-name="P43"/>
      <text:p text:style-name="P3">-----------------------------------------------------------------------------------------------------------------------------</text:p>
      <text:p text:style-name="P41"/>
      <text:p text:style-name="P42"><text:bookmark-start text:name="Клавиши управления"/>Клавиши управления<text:bookmark-end text:name="Клавиши управления"/></text:p>
      <text:p text:style-name="P42"/>
      <text:p text:style-name="P11"><text:bookmark-start text:name="Кнопки клавиатуры+RESET"/><text:span text:style-name="T30">Кнопки клавиатуры+</text:span><text:span text:style-name="T1">RESET</text:span><text:bookmark-end text:name="Кнопки клавиатуры+RESET"/></text:p>
      <text:p text:style-name="P38"/>
      <text:p text:style-name="P12">Любая буквенная клавиша (кроме ниже описанных<text:span text:style-name="T1">)</text:span>-выводит на экран краткую помощь.</text:p>
      <text:p text:style-name="P27"><text:span text:style-name="T31">CS</text:span>-<text:span text:style-name="T18">перезапуск страницы </text:span>ROM<text:span text:style-name="T18"> </text:span>Basic 128.</text:p>
      <text:p text:style-name="P27"><text:span text:style-name="T31">SS</text:span><text:span text:style-name="T18">-перезапуск страницы </text:span>ROM<text:span text:style-name="T18"> </text:span>Basic<text:span text:style-name="T18"> </text:span>48<text:span text:style-name="T18">.</text:span></text:p>
      <text:p text:style-name="P27"><text:span text:style-name="T31">D</text:span>-<text:span text:style-name="T18">запуск </text:span>DEMO “GRASS” by PSB^Hallowen.</text:p>
      <text:p text:style-name="P27"><text:span text:style-name="T31">C</text:span>-<text:span text:style-name="T18">таблица цветов (клавиши </text:span>SPACE <text:span text:style-name="T18">или </text:span>ENTER <text:span text:style-name="T18">изменение цвета бордюра.</text:span></text:p>
      <text:p text:style-name="P39">H<text:span text:style-name="T33">-</text:span><text:span text:style-name="T19">вывод на экран странички помощи.</text:span></text:p>
      <text:p text:style-name="P27"><text:span text:style-name="T31">S</text:span>-CMOS Setup.</text:p>
      <text:p text:style-name="P27"><text:span text:style-name="T31">0</text:span>-<text:span text:style-name="T18">возврат в </text:span>EVO Reset Service <text:span text:style-name="T18">из дополнительных прошивок.</text:span></text:p>
      <text:p text:style-name="P12">Любые 2 и более нажатых клавиш запускают проверку нажатых клавиш.</text:p>
      <text:p text:style-name="P12"/>
      <text:p text:style-name="P25"><text:bookmark-start text:name="Управление в основном меню"/>Управление в основном меню<text:bookmark-end text:name="Управление в основном меню"/></text:p>
      <text:p text:style-name="P20"/>
      <text:p text:style-name="P27"><text:span text:style-name="T18">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18">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p text:style-name="P12"/>
      <text:p text:style-name="P25"><text:bookmark-start text:name="Горячие клавиши главного меню"/>Горячие клавиши главного меню<text:bookmark-end text:name="Горячие клавиши главного меню"/></text:p>
      <text:p text:style-name="P39"><draw:frame draw:style-name="fr1" draw:name="Графический объект1" text:anchor-type="paragraph" svg:width="11.37cm" style:rel-width="60%" svg:height="6.622cm" style:rel-height="24%" draw:z-index="3"><draw:image xlink:href="Pictures/100000000000020C00000132561F09DD.png" xlink:type="simple" xlink:show="embed" xlink:actuate="onLoad"/></draw:frame></text:p>
      <text:p text:style-name="P27"><text:span text:style-name="T31">1...4</text:span>-<text:span text:style-name="T18">выбор дисковода;</text:span></text:p>
      <text:p text:style-name="P27"><text:span text:style-name="T31">V</text:span>-<text:span text:style-name="T18">перебирает по кругу все реальные дисководы;</text:span></text:p>
      <text:p text:style-name="P39">Y-<text:span text:style-name="T19">перебирает по кругу все виртуальные дисководы;</text:span></text:p>
      <text:p text:style-name="P27"><text:span text:style-name="T31">W</text:span><text:span text:style-name="T18">-перебирает режимы </text:span>TURBO 3,5-7-14 <text:span text:style-name="T18">МГц;</text:span></text:p>
      <text:p text:style-name="P39">L<text:span text:style-name="T18">-</text:span><text:span text:style-name="T19">переключение загрузки с магнитофонного входа или эмуляция загрузки;</text:span></text:p>
      <text:p text:style-name="P39">G<text:span text:style-name="T33">-</text:span><text:span text:style-name="T19">выбор куда будет производиться переход по нажатию </text:span><text:span text:style-name="T33">RESET;</text:span></text:p>
      <text:p text:style-name="P39">E<text:span text:style-name="T33">-</text:span><text:span text:style-name="T19">разрешение перезагрузки шрифта для текстмода из ПЗУ;</text:span></text:p>
      <text:p text:style-name="P39">J<text:span text:style-name="T33">-</text:span><text:span text:style-name="T19">выбор типа шрифта из ПЗУ;</text:span></text:p>
      <text:p text:style-name="P39">K<text:span text:style-name="T33">-</text:span><text:span text:style-name="T19">выбор драйвера для печати из Бейсика;</text:span></text:p>
      <text:p text:style-name="P27"><text:span text:style-name="T31">M</text:span><text:span text:style-name="T18">-триггерное переключение режимов памяти </text:span>ALL/128/48;</text:p>
      <text:p text:style-name="P27"><text:soft-page-break/><text:span text:style-name="T31">Z</text:span>-<text:span text:style-name="T18">вызов загрузчика с </text:span>TR-DOS <text:span text:style-name="T18">дискеты;</text:span></text:p>
      <text:p text:style-name="P27"><text:span text:style-name="T31">F</text:span><text:span text:style-name="T18">-вызов выбора файлов с </text:span>FAT <text:span text:style-name="T18">устройства;</text:span></text:p>
      <text:p text:style-name="P27"><text:span text:style-name="T31">T</text:span><text:span text:style-name="T18">-вызов загрузки с ленты (имитация команды </text:span>LOAD “”)<text:span text:style-name="T18">;</text:span></text:p>
      <text:p text:style-name="P27"><text:span text:style-name="T31">B</text:span><text:span text:style-name="T18">-вызов загрузчика с </text:span>CD <text:span text:style-name="T18">диска (старая функция оставшаяся от </text:span>GLUK<text:span text:style-name="T18">а);</text:span></text:p>
      <text:p text:style-name="P27"><text:span text:style-name="T31">D</text:span><text:span text:style-name="T18">-вызов загрузчика с </text:span>HDD;</text:p>
      <text:p text:style-name="P28"><text:span text:style-name="T32">X-</text:span><text:span text:style-name="T21">запуск </text:span><text:span text:style-name="T42">Perfect commander;</text:span></text:p>
      <text:p text:style-name="P27"><text:span text:style-name="T31">S</text:span><text:span text:style-name="T18">-сброс в </text:span>TR-DOS<text:span text:style-name="T18">;</text:span></text:p>
      <text:p text:style-name="P27"><text:span text:style-name="T31">I</text:span><text:span text:style-name="T18">-сброс в </text:span>Basic <text:span text:style-name="T18">48;</text:span></text:p>
      <text:p text:style-name="P27"><text:span text:style-name="T31">U</text:span><text:span text:style-name="T18">-сброс в </text:span>Basic <text:span text:style-name="T18">128;</text:span></text:p>
      <text:p text:style-name="P27"><text:span text:style-name="T31">R</text:span><text:span text:style-name="T18">-переход в меню </text:span>Service;</text:p>
      <text:p text:style-name="P12"><text:span text:style-name="T31">V</text:span><text:span text:style-name="T2">-</text:span>перебирает все реальные дисководы по кругу;</text:p>
      <text:p text:style-name="P27"><text:span text:style-name="T31">H</text:span>-<text:span text:style-name="T18">вызов страницы помощи;</text:span></text:p>
      <text:p text:style-name="P12">цифровые клавиши <text:span text:style-name="T31">1-4</text:span> выбирают соответствующий дисковод <text:span text:style-name="T1">A-D;</text:span></text:p>
      <text:p text:style-name="P12"><text:span text:style-name="T31">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12"><text:span text:style-name="T31">9</text:span>-включение/выключение отображения времени, даты.</text:p>
      <text:p text:style-name="P12"/>
      <text:p text:style-name="P15"><text:span text:style-name="T40">Режим памяти и частоту процессора можно поменять в любой момент из любой программы нажав кнопку </text:span><text:span text:style-name="T6">Magic </text:span><text:span text:style-name="T40">и выбрав пункт </text:span><text:span text:style-name="T6">Setup</text:span><text:span text:style-name="T40"> главного меню </text:span><text:span text:style-name="T6">Magic </text:span><text:span text:style-name="T40">режима. </text:span></text:p>
      <text:p text:style-name="P13"><text:span text:style-name="T37">Надписи ниже главного меню </text:span><text:span text:style-name="T5">SDZ SDG </text:span><text:span text:style-name="T27">соответствуют</text:span><text:span text:style-name="T37"> </text:span><text:span text:style-name="T5">SD </text:span><text:span text:style-name="T37">картам подключенной в разъем основной платы и </text:span><text:span text:style-name="T5">NeoGS</text:span><text:span text:style-name="T37">. Красный цвет означает недоступность карточки, зеленый доступность.</text:span></text:p>
      <text:p text:style-name="P12"/>
      <text:p text:style-name="P25"><text:bookmark-start text:name="Горячие клавиши меню «Service»"/>Горячие клавиши меню <text:span text:style-name="T1">«Service»</text:span><text:bookmark-end text:name="Горячие клавиши меню «Service»"/></text:p>
      <text:p text:style-name="P39"/>
      <text:p text:style-name="P39"><draw:frame draw:style-name="fr1" draw:name="Графический объект2" text:anchor-type="paragraph" svg:width="5.876cm" style:rel-width="31%" svg:height="4.138cm" style:rel-height="15%" draw:z-index="4"><draw:image xlink:href="Pictures/1000000000000128000000C9C0417705.png" xlink:type="simple" xlink:show="embed" xlink:actuate="onLoad"/></draw:frame></text:p>
      <text:p text:style-name="P12"><text:span text:style-name="T2">R</text:span>-сброс <text:span text:style-name="T1">NeoGS </text:span>записью числа 128 в порт 51;</text:p>
      <text:p text:style-name="P27"><text:span text:style-name="T31">E</text:span>-<text:span text:style-name="T18">сброс содержимого </text:span>CMOS;</text:p>
      <text:p text:style-name="P12"><text:span text:style-name="T2">K</text:span>-форматирование виртуального<text:span text:style-name="T1"> </text:span>диска на 640 килобайт;</text:p>
      <text:p text:style-name="P12"><text:span text:style-name="T2">I</text:span>-форматирование виртуального<text:span text:style-name="T1"> </text:span>диска на 896 килобайт;</text:p>
      <text:p text:style-name="P27"><text:span text:style-name="T31">M</text:span>-<text:span text:style-name="T18">редактор </text:span>CMOS;</text:p>
      <text:p text:style-name="P27"><text:span text:style-name="T31">S</text:span><text:span text:style-name="T18">-тестер </text:span>PC <text:span text:style-name="T18">клавиатуры;</text:span></text:p>
      <text:p text:style-name="P37"><text:span text:style-name="T31">C</text:span>-<text:span text:style-name="T18">вход в режим </text:span>ATM CP/M;</text:p>
      <text:p text:style-name="P27"><text:span text:style-name="T31">F</text:span>-<text:span text:style-name="T18">загрузка и обновление </text:span>ROM<text:span text:style-name="T18"> (512 Кб);</text:span></text:p>
      <text:p text:style-name="P27"><text:span text:style-name="T31">U</text:span>-<text:span text:style-name="T18">загрузка и обновление </text:span>ROM <text:span text:style-name="T18">пользователя (64Кб);</text:span></text:p>
      <text:p text:style-name="P27"><text:span text:style-name="T31">N</text:span>-<text:span text:style-name="T18">демонтирование примонтированных </text:span>TRD <text:span text:style-name="T18">образов.</text:span></text:p>
      <text:p text:style-name="P12"/>
      <text:p text:style-name="P12"><draw:frame draw:style-name="fr1" draw:name="Графический объект4" text:anchor-type="paragraph" svg:width="4.23cm" svg:height="2.24cm" draw:z-index="1"><draw:image xlink:href="Pictures/10000000000000C80000006AE30611EF.png" xlink:type="simple" xlink:show="embed" xlink:actuate="onLoad"/></draw:frame></text:p>
      <text:p text:style-name="P12">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12">менять режим 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12">менять быстродействие нажатием на любое место текстовой строки <text:span text:style-name="T2">«Turbo Mode: </text:span><text:span text:style-name="T31">7.0</text:span><text:span text:style-name="T2">»</text:span> (принимает значение 3,5/7,0/14,0 мгц);</text:p>
      <text:p text:style-name="P12"><text:soft-page-break/>менять имя виртуального дисковода нажатием на любое место текстовой строки <text:span text:style-name="T2">«Virtual Drive: A»</text:span><text:span text:style-name="T1"> (</text:span>перебирает по кругу буквы <text:span text:style-name="T1">A-D);</text:span></text:p>
      <text:p text:style-name="P12">запускать файлы найденные на дискетах <text:span text:style-name="T1">TR-DOS </text:span>или на <text:span text:style-name="T1">FAT </text:span>устройствах.</text:p>
      <text:p text:style-name="P12"/>
      <text:p text:style-name="P38"><text:bookmark-start text:name="Setup"/>Setup<text:bookmark-end text:name="Setup"/></text:p>
      <text:p text:style-name="P38"/>
      <text:p text:style-name="P12"><draw:frame draw:style-name="fr2" draw:name="Графический объект5" text:anchor-type="paragraph" svg:width="7.77cm" style:rel-width="41%" svg:height="1.931cm" style:rel-height="7%" draw:z-index="2"><draw:image xlink:href="Pictures/100000000000015800000057024809BE.png" xlink:type="simple" xlink:show="embed" xlink:actuate="onLoad"/></draw:frame></text:p>
      <text:p text:style-name="P14">В этом меню доступно <text:span text:style-name="T38">следующие настройки</text:span>: </text:p>
      <text:p text:style-name="P14">включение/выключение звука при нажатии на клавиши (начинает работать сразу после выбора);</text:p>
      <text:p text:style-name="P14">включение/выключение доступа к <text:span text:style-name="T1">SD </text:span>карте расположенной на <text:span text:style-name="T1">NeoGS. </text:span><text:span text:style-name="T39">Н</text:span>ачинает работать только после сброса <text:span text:style-name="T38">или сразу, если разрешен автодетект наличия карточек.</text:span></text:p>
      <text:p text:style-name="P38"/>
      <text:p text:style-name="P38"><text:bookmark-start text:name="File browser"/>File browser<text:bookmark-end text:name="File browser"/></text:p>
      <text:p text:style-name="P12"/>
      <text:p text:style-name="P12">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FNT, $C, SPG, TAP. </text:span>При показе производится 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12">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text:span text:style-name="T1">SD card onboard, </text:span>она же становится выбранной по умолчанию при первом обращении к <text:span text:style-name="T1">FAT </text:span>устройствам<text:span text:style-name="T1">. </text:span>При смене/удалении <text:span text:style-name="T1">SD card </text:span>необходимо обязательно производить сброс.</text:p>
      <text:p text:style-name="P12">После вызова <text:span text:style-name="T1">«File browser» </text:span>всегда выводится содержимое раздела к которому было последнее обращение, после сброса это всегда <text:span text:style-name="T1">SD card </text:span>onboard.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12">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p text:style-name="P12"/>
      <text:p text:style-name="P25"><text:bookmark-start text:name="Автомонтирование TRD образов"/>Автомонтирование <text:span text:style-name="T1">TRD </text:span>образов<text:bookmark-end text:name="Автомонтирование TRD образов"/></text:p>
      <text:p text:style-name="P12"/>
      <text:p text:style-name="P12">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12">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12">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12"/>
      <text:p text:style-name="P27">e<text:a xlink:type="simple" xlink:href="file:///E:/dir1/dir2/filename.ext">:/dir1/dir2/filename.ext</text:a> a:</text:p>
      <text:p text:style-name="P27"><text:a xlink:type="simple" xlink:href="file:///f:/dir3/filename.ext">f:/dir3/filename.ext</text:a> b:</text:p>
      <text:p text:style-name="P27"><text:a xlink:type="simple" xlink:href="file:///g:/filename.ext">g:/filename.ext</text:a> c:</text:p>
      <text:p text:style-name="P27"><text:a xlink:type="simple" xlink:href="file:///f:/dir4/filename.ext">f:/dir4/filename.ext</text:a> d:</text:p>
      <text:p text:style-name="P12"><text:soft-page-break/></text:p>
      <text:p text:style-name="P12">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text:span text:style-name="T12">(</text:span>смотреть описание на <text:span text:style-name="T1">EVO-DOS</text:span><text:span text:style-name="T12">)</text:span><text:span text:style-name="T1">.</text:span></text:p>
      <text:p text:style-name="P12">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p text:style-name="P12"/>
      <text:p text:style-name="P25"><text:bookmark-start text:name="Обновление FLASH ROM"/>Обновление <text:span text:style-name="T1">FLASH ROM</text:span><text:bookmark-end text:name="Обновление FLASH ROM"/></text:p>
      <text:p text:style-name="P38"/>
      <text:p text:style-name="P12">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12">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19">Начиная с версии 0.46 добавлена возможность обновления прошивки пользователя размером 64 Кб. Обязательное условие наличие 2 байт с кодами <text:span text:style-name="T12">#</text:span><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12">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p text:style-name="P26"/>
      <text:p text:style-name="P25"><text:bookmark-start text:name="Изменение шрифта для текстового видео режима"/>Изменение шрифта для текстового видео режима<text:bookmark-end text:name="Изменение шрифта для текстового видео режима"/></text:p>
      <text:p text:style-name="P25"/>
      <text:p text:style-name="P12">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12">Начиная с версии 0.4 сделана возможность обновлять или не обновлять шрифт из ПЗУ каждый раз при нажатии сброса, опция <text:span text:style-name="T31">"E.Reload FONT"</text:span> <text:span text:style-name="T2">on</text:span><text:span text:style-name="T1"> </text:span>или <text:span text:style-name="T31">off</text:span>. И можно выбирать каким шрифтом можно обновлять из ПЗУ стандартный <text:span text:style-name="T1">ATM (KOI8) </text:span>или <text:span text:style-name="T1">CP866, </text:span>опция <text:span text:style-name="T31">"J.Type FONT"</text:span> <text:span text:style-name="T2">ATM</text:span><text:span text:style-name="T1"> </text:span>или <text:span text:style-name="T2">CP866</text:span><text:span text:style-name="T1">. </text:span>При переключении типа перезагрузка шрифта не производится.</text:p>
      <text:p text:style-name="P25"/>
      <text:p text:style-name="P25"><text:bookmark-start text:name="Выбор альтернативных прошивок"/>Выбор альтернативных прошивок<text:bookmark-end text:name="Выбор альтернативных прошивок"/></text:p>
      <text:p text:style-name="P38"/>
      <text:p text:style-name="P12">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19">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12">Для возврата к основной прошивке необходимо нажать и удерживать клавишу «0» и произвести сброс, после чего отпустить клавишу «0».</text:p>
      <text:p text:style-name="P25"/>
      <text:p text:style-name="P25"><text:bookmark-start text:name="Выбор TRD"/>Выбор <text:span text:style-name="T1">TRD</text:span><text:bookmark-end text:name="Выбор TRD"/><text:span text:style-name="T1">,</text:span> <text:span text:style-name="T1">SCL </text:span>и <text:span text:style-name="T1">FDI </text:span>образов</text:p>
      <text:p text:style-name="P20"/>
      <text:p text:style-name="P26"><text:span text:style-name="T33">Начиная с версии 0.21 добавлена загрузка образов (раскрытие образов) </text:span><text:span text:style-name="T3">TRD </text:span><text:span text:style-name="T33">и </text:span><text:span text:style-name="T3">SCL</text:span><text:span text:style-name="T33"> в память для виртуального дисковода для прошивки </text:span><text:span text:style-name="T3">EVO-DOS</text:span><text:span text:style-name="T33">. Начиная с версии 0.27 добавлена загрузка </text:span><text:span text:style-name="T3">FDI </text:span><text:span text:style-name="T33">образов. Предварительное форматирование рам диска для загрузки образов не требуется.</text:span></text:p>
      <text:p text:style-name="P26"><text:soft-page-break/><text:span text:style-name="T33">Начиная с версии 0.5 добавлена возможность монтировать образы </text:span><text:span text:style-name="T3">TRD </text:span><text:span text:style-name="T33">непосредственно с </text:span><text:span text:style-name="T3">FAT </text:span><text:span text:style-name="T33">устройств. </text:span></text:p>
      <text:p text:style-name="P26"><text:span text:style-name="T33">При выборе файлов с расширение</text:span><text:span text:style-name="T34">м </text:span><text:span text:style-name="T3">FDI </text:span><text:span text:style-name="T33">и </text:span><text:span text:style-name="T3">SCL </text:span><text:span text:style-name="T34">всегда </text:span><text:span text:style-name="T33">производится загрузка образа в область рам диска </text:span><text:span text:style-name="T34">(возможность монтирования не предусмотрена)</text:span><text:span text:style-name="T33">, при выборе файла с расширением </text:span><text:span text:style-name="T3">TRD </text:span><text:span text:style-name="T33">будет предложена возможность </text:span><text:span text:style-name="T34">примонтировать</text:span><text:span text:style-name="T33"> образ к букве дисковода или загруз</text:span><text:span text:style-name="T34">ить образ </text:span><text:span text:style-name="T33">в рам диск. </text:span><text:span text:style-name="T35">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4">Z.TR-DOS boot</text:span></text:p>
      <text:p text:style-name="P23"><text:s/></text:p>
      <text:p text:style-name="P12"><draw:frame draw:style-name="fr2" draw:name="Графический объект3" text:anchor-type="paragraph" svg:width="3.919cm" svg:height="2.559cm" draw:z-index="0"><draw:image xlink:href="Pictures/10000000000000B900000079B99C6277.png" xlink:type="simple" xlink:show="embed" xlink:actuate="onLoad"/></draw:frame></text:p>
      <text:p text:style-name="P26"><text:span text:style-name="T33">Формат </text:span><text:span text:style-name="T3">RAM </text:span><text:span text:style-name="T33">диска описан в конце документа.</text:span></text:p>
      <text:p text:style-name="P12"/>
      <text:p text:style-name="P25"><text:bookmark-start text:name="Загрузка с ленты и ее эмуляция"/>Загрузка с ленты и ее эмуляция<text:bookmark-end text:name="Загрузка с ленты и ее эмуляция"/></text:p>
      <text:p text:style-name="P25"/>
      <text:p text:style-name="P12">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12">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12">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p text:style-name="P25"/>
      <text:p text:style-name="P25"><text:bookmark-start text:name="Запуск HOBETA и SPG файлов"/>Запуск <text:span text:style-name="T1">HOBETA </text:span>и <text:span text:style-name="T1">SPG </text:span>файлов<text:bookmark-end text:name="Запуск HOBETA и SPG файлов"/></text:p>
      <text:p text:style-name="P25"/>
      <text:p text:style-name="P12">При выборе файлов с расширениями <text:span text:style-name="T1">$C </text:span>и <text:span text:style-name="T1">SPG </text:span>будет произ<text:span text:style-name="T41">ве</text:span>ден их запуск.</text:p>
      <text:p text:style-name="P12">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12">Начиная с версии 0.47 сделана возможность запускать <text:span text:style-name="T1">SPG </text:span>файлы, об особенностях этого формата смотреть соответствующую документацию.</text:p>
      <text:p text:style-name="P12"/>
      <text:p text:style-name="P25"><text:bookmark-start text:name="Состояние памяти при запуске HOBETA файлов"/>Состояние памяти при запуске <text:span text:style-name="T1">HOBETA </text:span>файлов<text:bookmark-end text:name="Состояние памяти при запуске HOBETA файлов"/></text:p>
      <text:p text:style-name="P25"/>
      <text:p text:style-name="P12">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45">Очистка экрана не производится!!! Область атрибутов заполняется байтом 0 для маскировки загрузчика работающего в экранной области.</text:p>
      <text:p text:style-name="P12"/>
      <text:p text:style-name="P25"><text:bookmark-start text:name="Редактор ячеек CMOS"/>Редактор ячеек <text:span text:style-name="T1">CMOS</text:span><text:bookmark-end text:name="Редактор ячеек CMOS"/></text:p>
      <text:p text:style-name="P12"/>
      <text:p text:style-name="P12">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text:soft-page-break/>т<text:span text:style-name="T52">о</text:span>ль<text:span text:style-name="T52">ко</text:span>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p text:style-name="P12"/>
      <text:p text:style-name="P25"><text:bookmark-start text:name="Тестирование PC клавиатуры"/>Тестирование <text:span text:style-name="T1">PC </text:span>клавиатуры<text:bookmark-end text:name="Тестирование PC клавиатуры"/></text:p>
      <text:p text:style-name="P12"/>
      <text:p text:style-name="P12">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text:span text:style-name="T53">или </text:span><text:span text:style-name="T11">CTRL+X</text:span><text:span text:style-name="T1">.</text:span></text:p>
      <text:p text:style-name="P12"/>
      <text:p text:style-name="P38"><text:bookmark-start text:name="Кнопка Magic"/><text:span text:style-name="T18">Кнопка </text:span>Magic<text:bookmark-end text:name="Кнопка Magic"/></text:p>
      <text:p text:style-name="P26"/>
      <text:p text:style-name="P12">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выводимом после нажатия <text:span text:style-name="T1">Magic </text:span>в данной версии выводятся содержимое сохраненных регистров (отображение регистра <text:span text:style-name="T1">R не соответствует</text:span> действительности) и содержимое считанных портов в том виде в котором они записаны в порты. </text:p>
      <text:p text:style-name="P16"><text:span text:style-name="T41">В меню </text:span><text:span text:style-name="T7">Setup </text:span><text:span text:style-name="T41">продублирована возможность изменения режима памяти и частоты процессора. </text:span></text:p>
      <text:p text:style-name="P21">В правом верхнем углу отображаются текущее время и дата.</text:p>
      <text:p text:style-name="P26"/>
      <text:p text:style-name="P40"><text:bookmark-start text:name="Режим ATM CPM"/><text:span text:style-name="T18">Режим </text:span>ATM CP/M<text:bookmark-end text:name="Режим ATM CPM"/></text:p>
      <text:p text:style-name="P40"/>
      <text:p text:style-name="P24">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тех кто захочет разметить/<text:span text:style-name="T57">переразметить</text:span> винчестер<text:span text:style-name="T1">: </text:span>программа <text:span text:style-name="T1">FDISK </text:span>не будет работать в данном <text:span text:style-name="T55">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text:span text:style-name="T15">FDISK </text:span><text:span text:style-name="T60">(для версии из стандартной дискеты </text:span><text:span text:style-name="T17">ATM Turbo 2+)</text:span><text:span text:style-name="T15"> </text:span><text:span text:style-name="T55">ввести нужные параметры в появившемся окне или воспользоваться модифицированным </text:span><text:span text:style-name="T16">FDISK </text:span><text:span text:style-name="T56">в составе стандартной загрузочной дискеты, которая считает необходимые параметры.</text:span></text:p>
      <text:p text:style-name="P24">Реализация рамдиска не изменилась. Пропадание информации на рамдиске при сбросе происходит из-за того что начало рамдиска начинается в странице 6, то есть в пределах 128 килобайт <text:span text:style-name="T55">(очищается при сбросе)</text:span>. Необходимо это учитывать при работе с рамдиском.</text:p>
      <text:p text:style-name="P25"/>
      <text:p text:style-name="P38"><text:bookmark-start text:name="Часы и CMOS"/><text:span text:style-name="T18">Часы и </text:span>CMOS<text:bookmark-end text:name="Часы и CMOS"/></text:p>
      <text:p text:style-name="P38"/>
      <text:p text:style-name="P12">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12">Используемые ячейки <text:span text:style-name="T1">CMOS:</text:span></text:p>
      <text:p text:style-name="P27"/>
      <text:p text:style-name="P12">- 0<text:span text:style-name="T1">x00...</text:span></text:p>
      <text:p text:style-name="P12"><text:span text:style-name="T1">...0x0D<text:tab/></text:span>используются часами и не могут быть использованы для хранения параметров.</text:p>
      <text:p text:style-name="P12"><text:span text:style-name="T1">- 0x0E...<text:tab/></text:span><text:span text:style-name="T10">| </text:span><text:span text:style-name="T50">доступно и используется для </text:span></text:p>
      <text:p text:style-name="P32">...0x3F<text:tab/>| <text:span text:style-name="T24">хранения настроек </text:span><text:span text:style-name="T48">GLUK Reset Service</text:span></text:p>
      <text:p text:style-name="P32">- 0x40...<text:tab/><text:span text:style-name="T18">64 байта</text:span></text:p>
      <text:p text:style-name="P27">...0x7F<text:tab/><text:span text:style-name="T18">используется </text:span>ProfROM <text:span text:style-name="T18">для хранения настроек.</text:span></text:p>
      <text:p text:style-name="P27"><text:span text:style-name="T18">- </text:span>0x80...<text:tab/>| <text:span text:style-name="T18">на данный момент</text:span></text:p>
      <text:p text:style-name="P29">...0xE<text:span text:style-name="T51">A</text:span><text:tab/>| <text:span text:style-name="T18">свободны</text:span></text:p>
      <text:p text:style-name="P33"><text:span text:style-name="T44">- 0xEB<text:tab/></text:span><text:span text:style-name="T26">хранит следующие значения, биты:</text:span></text:p>
      <text:p text:style-name="P33"><text:span text:style-name="T26"><text:tab/><text:tab/></text:span><text:span text:style-name="T51">7 -</text:span></text:p>
      <text:p text:style-name="P36"><text:tab/><text:tab/>6 -</text:p>
      <text:p text:style-name="P36"><text:tab/><text:tab/>5 -</text:p>
      <text:p text:style-name="P36"><text:tab/><text:tab/>4 -</text:p>
      <text:p text:style-name="P35"><text:soft-page-break/><text:span text:style-name="T51"><text:tab/><text:tab/>3 - | </text:span><text:span text:style-name="T26">номер реального</text:span></text:p>
      <text:p text:style-name="P33"><text:span text:style-name="T51"><text:tab/><text:tab/>2 - | </text:span><text:span text:style-name="T26">дисковода</text:span></text:p>
      <text:p text:style-name="P35"><text:span text:style-name="T51"><text:tab/><text:tab/>1 - | </text:span><text:span text:style-name="T26">номер виртуального</text:span></text:p>
      <text:p text:style-name="P33"><text:span text:style-name="T51"><text:tab/><text:tab/>0 - | </text:span><text:span text:style-name="T26">дисковода</text:span></text:p>
      <text:p text:style-name="P22"><text:tab/><text:tab/>по умолчанию %00000000</text:p>
      <text:p text:style-name="P27">- 0xEC<text:tab/><text:span text:style-name="T18">хранит следующие значения, биты:</text:span></text:p>
      <text:p text:style-name="P31"><text:span text:style-name="T18"><text:tab/><text:tab/></text:span>7 <text:span text:style-name="T18">- 1=</text:span>TURBO OFF <text:span text:style-name="T18">(3,5МГц)</text:span>, 0=TURBO ON <text:span text:style-name="T18">(7МГц)</text:span></text:p>
      <text:p text:style-name="P27"><text:tab/><text:tab/>6 <text:span text:style-name="T18">-</text:span> <text:span text:style-name="T18">1=доступ к </text:span>SD NeoGS <text:span text:style-name="T18">есть</text:span>, 0=<text:span text:style-name="T18">нет</text:span></text:p>
      <text:p text:style-name="P27"><text:tab/><text:tab/>5 - 1=<text:span text:style-name="T18">поиск файла </text:span>IMAGE.MNT <text:span text:style-name="T18">и монтирование образов если найден</text:span>, 0=<text:span text:style-name="T18">не искать</text:span></text:p>
      <text:p text:style-name="P34"><text:tab/><text:tab/>4 <text:span text:style-name="T23">-</text:span><text:span text:style-name="T20"> </text:span><text:span text:style-name="T45">1=</text:span><text:span text:style-name="T23">не отображать, 0=отображать время/дату</text:span></text:p>
      <text:p text:style-name="P30"><text:tab/><text:tab/>3 - 1=<text:span text:style-name="T18">при нажатии клавиш озвучивания не будет, 0=будет</text:span> </text:p>
      <text:p text:style-name="P27"><text:tab/><text:tab/>2 - </text:p>
      <text:p text:style-name="P31"><text:tab/><text:tab/>1 - <text:span text:style-name="T47">|</text:span> <text:span text:style-name="T22">2=128Кб, 1=48Кб,</text:span></text:p>
      <text:p text:style-name="P31"><text:tab/><text:tab/>0 - <text:span text:style-name="T47">| </text:span><text:span text:style-name="T22">0=1Мб по стандарту Пентагона</text:span></text:p>
      <text:p text:style-name="P31"><text:span text:style-name="T22"><text:tab/><text:tab/></text:span><text:span text:style-name="T25">по умолчанию %</text:span><text:span text:style-name="T49">00000010</text:span></text:p>
      <text:p text:style-name="P12">- <text:span text:style-name="T1">0xED<text:tab/></text:span>хранит следующие значения, биты:</text:p>
      <text:p text:style-name="P12"><text:tab/><text:tab/>7 - 1=<text:span text:style-name="T1">TURBO</text:span> 14МГц, 0=<text:span text:style-name="T1">TURBO</text:span> 3,5/7МГц, зависит от состояния бита 7 в ячейке <text:span text:style-name="T1">0XE</text:span><text:span text:style-name="T13">C</text:span></text:p>
      <text:p text:style-name="P12"><text:tab/><text:tab/>6 <text:span text:style-name="T1">-</text:span> <text:span text:style-name="T1">1=</text:span>эмуляция загрузки с кассеты, 0=загрузка с магнитофонного входа</text:p>
      <text:p text:style-name="P12"><text:tab/><text:tab/><text:span text:style-name="T1">5 </text:span>-<text:span text:style-name="T1"> 1=</text:span>принтер через <text:span text:style-name="T1">AY, </text:span>0=стандартный принтер <text:span text:style-name="T1">Basic 48</text:span></text:p>
      <text:p text:style-name="P27"><text:tab/><text:tab/>4 <text:span text:style-name="T18">-</text:span> 1=<text:span text:style-name="T18">не загружать шрифт из ПЗУ по сбросу, 0=загружать</text:span></text:p>
      <text:p text:style-name="P27"><text:span text:style-name="T18"><text:tab/><text:tab/>3 - 1=загружать из ПЗУ шрифт АТМ</text:span>, 0=<text:span text:style-name="T18">загружать из ПЗУ шрифт </text:span>CP866</text:p>
      <text:p text:style-name="P17"><text:tab/><text:tab/>2 - </text:p>
      <text:p text:style-name="P18"><text:tab/><text:tab/>1 <text:span text:style-name="T1">- |</text:span><text:span text:style-name="T9"> </text:span><text:span text:style-name="T46">номер сброса: 0 </text:span><text:span text:style-name="T9">- Evo Service, 1-GLUK Service</text:span></text:p>
      <text:p text:style-name="P18"><text:tab/><text:tab/>0 <text:span text:style-name="T1">- |</text:span><text:span text:style-name="T9"> 2 - ProfROM, 3 - Custom ROM</text:span></text:p>
      <text:p text:style-name="P18"><text:span text:style-name="T9"><text:tab/><text:tab/></text:span><text:span text:style-name="T49">по умолчанию %00000000</text:span></text:p>
      <text:p text:style-name="P27">- 0xEE...<text:tab/>|<text:span text:style-name="T18">содержит </text:span>CRC16 <text:span text:style-name="T18">для ячеек </text:span>0xE<text:span text:style-name="T59">B</text:span>...0xED. <text:span text:style-name="T18">При несовпадении </text:span>CRC16</text:p>
      <text:p text:style-name="P27">...0xEF<text:tab/>|<text:span text:style-name="T18">записанной в этих ячейках</text:span> <text:span text:style-name="T18">и рассчитанной производится принудительный сброс до <text:tab/><text:tab/><text:tab/></text:span>|<text:span text:style-name="T18">исходных значений.</text:span></text:p>
      <text:p text:style-name="P12"/>
      <text:p text:style-name="P25"><text:bookmark-start text:name="Формат RAM диска"/>Формат <text:span text:style-name="T1">RAM </text:span>диска<text:bookmark-end text:name="Формат RAM диска"/></text:p>
      <text:p text:style-name="P25"/>
      <text:p text:style-name="P12">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6</text:span>-ей страницы от конца памяти (номер страницы начала <text:span text:style-name="T1">RAM </text:span>диска может быть изменен в любой из последующих версий) и растет вниз. </text:p>
      <text:p text:style-name="P12">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12">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12"/>
      <text:p text:style-name="P12">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50">Смещение в байтах от начала страницы</text:p>
          </table:table-cell>
          <table:table-cell table:style-name="Таблица1.B1" office:value-type="string">
            <text:p text:style-name="P51">Описание</text:p>
          </table:table-cell>
        </table:table-row>
        <table:table-row>
          <table:table-cell table:style-name="Таблица1.A9" office:value-type="string">
            <text:p text:style-name="P54">+<text:span text:style-name="T1">#</text:span>000</text:p>
          </table:table-cell>
          <table:table-cell table:style-name="Таблица1.B9" office:value-type="string">
            <text:p text:style-name="P53">смещение в блоках (по 256 байт) дорожки от начала страницы</text:p>
          </table:table-cell>
        </table:table-row>
        <table:table-row>
          <table:table-cell table:style-name="Таблица1.A9" office:value-type="string">
            <text:p text:style-name="P52">+<text:span text:style-name="T1">#100</text:span></text:p>
          </table:table-cell>
          <table:table-cell table:style-name="Таблица1.B9" office:value-type="string">
            <text:p text:style-name="P53"><text:span text:style-name="T18">смещение в страницах (по 16Кб) от начала </text:span><text:span text:style-name="T1">RAM </text:span><text:span text:style-name="T18">диска +1. То есть если </text:span><text:span text:style-name="T1">RAM </text:span><text:span text:style-name="T18">диска начинается с 3-ей страницы, то счет идет со страницы 4</text:span></text:p>
          </table:table-cell>
        </table:table-row>
        <table:table-row>
          <table:table-cell table:style-name="Таблица1.A9" office:value-type="string">
            <text:p text:style-name="P48">+#200</text:p>
          </table:table-cell>
          <table:table-cell table:style-name="Таблица1.B9" office:value-type="string">
            <text:p text:style-name="P53">номер сектора на дорожке</text:p>
          </table:table-cell>
        </table:table-row>
        <text:soft-page-break/>
        <table:table-row>
          <table:table-cell table:style-name="Таблица1.A9" office:value-type="string">
            <text:p text:style-name="P48">+#300</text:p>
          </table:table-cell>
          <table:table-cell table:style-name="Таблица1.B9" office:value-type="string">
            <text:p text:style-name="P53">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48">+#400</text:p>
          </table:table-cell>
          <table:table-cell table:style-name="Таблица1.B9" office:value-type="string">
            <text:p text:style-name="P53">номер сектора на дорожке</text:p>
          </table:table-cell>
        </table:table-row>
        <table:table-row>
          <table:table-cell table:style-name="Таблица1.A9" office:value-type="string">
            <text:p text:style-name="P48">+#500</text:p>
          </table:table-cell>
          <table:table-cell table:style-name="Таблица1.B9" office:value-type="string">
            <text:p text:style-name="P53">размер сектора *2</text:p>
          </table:table-cell>
        </table:table-row>
        <table:table-row>
          <table:table-cell table:style-name="Таблица1.A9" office:value-type="string">
            <text:p text:style-name="P48"/>
          </table:table-cell>
          <table:table-cell table:style-name="Таблица1.B9" office:value-type="string">
            <text:p text:style-name="P53">и так далее пока не закончатся все сектора дорожки.</text:p>
          </table:table-cell>
        </table:table-row>
        <table:table-row>
          <table:table-cell table:style-name="Таблица1.A9" office:value-type="string">
            <text:p text:style-name="P47">+#001</text:p>
          </table:table-cell>
          <table:table-cell table:style-name="Таблица1.B9" office:value-type="string">
            <text:p text:style-name="P49">Начало описателей следующей дорожки</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8.951cm"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005cm" fo:margin-bottom="1.106cm" fo:margin-left="0.965cm" fo:margin-right="1.08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6T17:47:07.31</meta:creation-date>
    <dc:date>2013-12-18T21:47:21.218000000</dc:date>
    <meta:editing-duration>P35DT21H5M48S</meta:editing-duration>
    <meta:editing-cycles>285</meta:editing-cycles>
    <meta:generator>LibreOffice/4.1.3.2$Windows_x86 LibreOffice_project/70feb7d99726f064edab4605a8ab840c50ec57a</meta:generator>
    <meta:document-statistic meta:table-count="1" meta:image-count="5" meta:object-count="0" meta:page-count="9" meta:paragraph-count="223" meta:word-count="2893" meta:character-count="20815" meta:non-whitespace-character-count="18063"/>
  </office:meta>
</office:document-meta>
</file>